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49cm" svg:height="1.115cm" svg:x="7.799cm" svg:y="0.992cm">
          <draw:text-box>
            <text:p>S</text:p>
          </draw:text-box>
        </draw:frame>
        <draw:frame draw:style-name="gr1" draw:text-style-name="P1" draw:layer="layout" svg:width="3.808cm" svg:height="1.115cm" svg:x="6.214cm" svg:y="3.215cm">
          <draw:text-box>
            <text:p>NP<text:tab/><text:tab/>VP</text:p>
          </draw:text-box>
        </draw:frame>
        <draw:frame draw:style-name="gr1" draw:text-style-name="P1" draw:layer="layout" svg:width="4.007cm" svg:height="1.115cm" svg:x="3.354cm" svg:y="5.282cm">
          <draw:text-box>
            <text:p>DT<text:tab/><text:tab/>NN</text:p>
          </draw:text-box>
        </draw:frame>
        <draw:frame draw:style-name="gr1" draw:text-style-name="P1" draw:layer="layout" svg:width="4.384cm" svg:height="1.115cm" svg:x="3.354cm" svg:y="7.025cm">
          <draw:text-box>
            <text:p>the<text:tab/><text:tab/>man</text:p>
          </draw:text-box>
        </draw:frame>
        <draw:line draw:style-name="gr2" draw:text-style-name="P2" draw:layer="layout" svg:x1="8.117cm" svg:y1="2.107cm" svg:x2="6.847cm" svg:y2="3.377cm">
          <text:p/>
        </draw:line>
        <draw:line draw:style-name="gr2" draw:text-style-name="P2" draw:layer="layout" svg:x1="6.847cm" svg:y1="4.012cm" svg:x2="3.989cm" svg:y2="5.282cm">
          <text:p/>
        </draw:line>
        <draw:line draw:style-name="gr2" draw:text-style-name="P2" draw:layer="layout" svg:x1="3.989cm" svg:y1="6.235cm" svg:x2="3.989cm" svg:y2="7.187cm">
          <text:p/>
        </draw:line>
        <draw:line draw:style-name="gr2" draw:text-style-name="P2" draw:layer="layout" svg:x1="6.847cm" svg:y1="4.33cm" svg:x2="6.847cm" svg:y2="5.282cm">
          <text:p/>
        </draw:line>
        <draw:line draw:style-name="gr2" draw:text-style-name="P2" draw:layer="layout" svg:x1="6.529cm" svg:y1="6.235cm" svg:x2="6.529cm" svg:y2="7.187cm">
          <text:p/>
        </draw:line>
        <draw:line draw:style-name="gr2" draw:text-style-name="P2" draw:layer="layout" svg:x1="8.434cm" svg:y1="2.107cm" svg:x2="9.387cm" svg:y2="3.377cm">
          <text:p/>
        </draw:line>
        <draw:frame draw:style-name="gr1" draw:text-style-name="P1" draw:layer="layout" svg:width="3.91cm" svg:height="1.115cm" svg:x="8.969cm" svg:y="5.282cm">
          <draw:text-box>
            <text:p>Vt<text:tab/><text:tab/>NP</text:p>
          </draw:text-box>
        </draw:frame>
        <draw:frame draw:style-name="gr1" draw:text-style-name="P1" draw:layer="layout" svg:width="6.352cm" svg:height="1.115cm" svg:x="8.752cm" svg:y="7.025cm">
          <draw:text-box>
            <text:p>saw<text:tab/><text:tab/>NP<text:tab/><text:tab/>PP</text:p>
          </draw:text-box>
        </draw:frame>
        <draw:line draw:style-name="gr2" draw:text-style-name="P2" draw:layer="layout" svg:x1="9.387cm" svg:y1="4.33cm" svg:x2="9.387cm" svg:y2="5.282cm">
          <text:p/>
        </draw:line>
        <draw:line draw:style-name="gr2" draw:text-style-name="P2" draw:layer="layout" svg:x1="9.704cm" svg:y1="4.012cm" svg:x2="12.244cm" svg:y2="5.282cm">
          <text:p/>
        </draw:line>
        <draw:line draw:style-name="gr2" draw:text-style-name="P2" draw:layer="layout" svg:x1="9.387cm" svg:y1="6.235cm" svg:x2="9.387cm" svg:y2="7.505cm">
          <text:p/>
        </draw:line>
        <draw:line draw:style-name="gr2" draw:text-style-name="P2" draw:layer="layout" svg:x1="12.244cm" svg:y1="6.235cm" svg:x2="11.927cm" svg:y2="7.187cm">
          <text:p/>
        </draw:line>
        <draw:line draw:style-name="gr2" draw:text-style-name="P2" draw:layer="layout" svg:x1="12.562cm" svg:y1="6.235cm" svg:x2="14.467cm" svg:y2="7.187cm">
          <text:p/>
        </draw:line>
        <draw:frame draw:style-name="gr1" draw:text-style-name="P1" draw:layer="layout" svg:width="8.99cm" svg:height="1.115cm" svg:x="8.752cm" svg:y="8.93cm">
          <draw:text-box>
            <text:p>DT<text:tab/><text:tab/>NN<text:tab/><text:tab/>IN<text:tab/><text:tab/>NP</text:p>
          </draw:text-box>
        </draw:frame>
        <draw:line draw:style-name="gr2" draw:text-style-name="P2" draw:layer="layout" svg:x1="11.927cm" svg:y1="8.14cm" svg:x2="9.387cm" svg:y2="9.092cm">
          <text:p/>
        </draw:line>
        <draw:line draw:style-name="gr2" draw:text-style-name="P2" draw:layer="layout" svg:x1="12.244cm" svg:y1="8.14cm" svg:x2="11.927cm" svg:y2="9.092cm">
          <text:p/>
        </draw:line>
        <draw:line draw:style-name="gr2" draw:text-style-name="P2" draw:layer="layout" svg:x1="14.149cm" svg:y1="8.14cm" svg:x2="14.149cm" svg:y2="9.092cm">
          <text:p/>
        </draw:line>
        <draw:line draw:style-name="gr2" draw:text-style-name="P2" draw:layer="layout" svg:x1="14.467cm" svg:y1="8.14cm" svg:x2="17.007cm" svg:y2="9.092cm">
          <text:p/>
        </draw:line>
        <draw:frame draw:style-name="gr1" draw:text-style-name="P1" draw:layer="layout" svg:width="11.627cm" svg:height="1.115cm" svg:x="7.602cm" svg:y="10.997cm">
          <draw:text-box>
            <text:p>the<text:tab/><text:tab/>dog<text:tab/><text:tab/>with<text:tab/>DT<text:tab/><text:tab/>NN</text:p>
          </draw:text-box>
        </draw:frame>
        <draw:line draw:style-name="gr2" draw:text-style-name="P2" draw:layer="layout" svg:x1="9.387cm" svg:y1="10.045cm" svg:x2="8.434cm" svg:y2="10.997cm">
          <text:p/>
        </draw:line>
        <draw:line draw:style-name="gr2" draw:text-style-name="P2" draw:layer="layout" svg:x1="11.927cm" svg:y1="10.045cm" svg:x2="10.974cm" svg:y2="11.315cm">
          <text:p/>
        </draw:line>
        <draw:line draw:style-name="gr2" draw:text-style-name="P2" draw:layer="layout" svg:x1="14.149cm" svg:y1="10.045cm" svg:x2="13.514cm" svg:y2="10.997cm">
          <text:p/>
        </draw:line>
        <draw:line draw:style-name="gr2" draw:text-style-name="P2" draw:layer="layout" svg:x1="16.689cm" svg:y1="10.045cm" svg:x2="15.737cm" svg:y2="10.997cm">
          <text:p/>
        </draw:line>
        <draw:line draw:style-name="gr2" draw:text-style-name="P2" draw:layer="layout" svg:x1="17.007cm" svg:y1="10.045cm" svg:x2="18.594cm" svg:y2="10.997cm">
          <text:p/>
        </draw:line>
        <draw:frame draw:style-name="gr1" draw:text-style-name="P1" draw:layer="layout" svg:width="5.9cm" svg:height="1.115cm" svg:x="13.832cm" svg:y="13.537cm">
          <draw:text-box>
            <text:p>the<text:tab/><text:tab/>telescope</text:p>
          </draw:text-box>
        </draw:frame>
        <draw:line draw:style-name="gr2" draw:text-style-name="P2" draw:layer="layout" svg:x1="15.737cm" svg:y1="11.95cm" svg:x2="14.467cm" svg:y2="13.537cm">
          <text:p/>
        </draw:line>
        <draw:line draw:style-name="gr2" draw:text-style-name="P2" draw:layer="layout" svg:x1="18.277cm" svg:y1="12.267cm" svg:x2="18.277cm" svg:y2="13.53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2:40:44.915662763</meta:creation-date>
    <dc:date>2022-11-14T13:04:22.931464268</dc:date>
    <meta:editing-duration>PT3M17S</meta:editing-duration>
    <meta:editing-cycles>1</meta:editing-cycles>
    <meta:document-statistic meta:object-count="31"/>
    <meta:generator>LibreOffice/7.3.7.2$Linux_X86_64 LibreOffice_project/30$Build-2</meta:generator>
  </office:meta>
</office:document-meta>
</file>